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671cm" fo:min-width="3.94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2.9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5cm" fo:min-width="1.533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2.826cm" svg:height="0.962cm" svg:x="7.778cm" svg:y="5.535cm">
            <draw:text-box>
              <text:p>Desktop</text:p>
            </draw:text-box>
          </draw:frame>
          <draw:custom-shape draw:style-name="gr2" draw:text-style-name="P1" draw:layer="layout" svg:width="4.445cm" svg:height="2.921cm" svg:x="6.969cm" svg:y="4.68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frame draw:style-name="gr1" draw:layer="layout" svg:width="3.385cm" svg:height="0.962cm" svg:x="1.784cm" svg:y="5.254cm">
            <draw:text-box>
              <text:p>Front yard</text:p>
            </draw:text-box>
          </draw:frame>
          <draw:custom-shape draw:style-name="gr3" draw:text-style-name="P1" draw:layer="layout" svg:width="3.429cm" svg:height="1.778cm" svg:x="1.762cm" svg:y="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layer="layout" svg:width="3.313cm" svg:height="0.962cm" svg:x="13.25cm" svg:y="5.572cm">
            <draw:text-box>
              <text:p>Back yard</text:p>
            </draw:text-box>
          </draw:frame>
          <draw:custom-shape draw:style-name="gr3" draw:text-style-name="P1" draw:layer="layout" svg:width="3.429cm" svg:height="1.778cm" svg:x="13.192cm" svg:y="5.19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layer="layout" svg:width="3.525cm" svg:height="1.673cm" svg:x="7.508cm" svg:y="9.255cm">
            <draw:text-box>
              <text:p>Household</text:p>
              <text:p>Controls</text:p>
            </draw:text-box>
          </draw:frame>
          <draw:custom-shape draw:style-name="gr3" draw:text-style-name="P1" draw:layer="layout" svg:width="3.429cm" svg:height="1.778cm" svg:x="7.556cm" svg:y="9.255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5.191cm" svg:y1="5.572cm" svg:x2="6.969cm" svg:y2="5.572cm">
          <text:p/>
        </draw:line>
        <draw:line draw:style-name="gr4" draw:text-style-name="P1" draw:layer="layout" svg:x1="6.969cm" svg:y1="6.461cm" svg:x2="5.191cm" svg:y2="6.461cm">
          <text:p/>
        </draw:line>
        <draw:line draw:style-name="gr4" draw:text-style-name="P1" draw:layer="layout" svg:x1="13.192cm" svg:y1="6.588cm" svg:x2="11.414cm" svg:y2="6.588cm">
          <text:p/>
        </draw:line>
        <draw:line draw:style-name="gr4" draw:text-style-name="P1" draw:layer="layout" svg:x1="11.414cm" svg:y1="5.572cm" svg:x2="13.192cm" svg:y2="5.572cm">
          <text:p/>
        </draw:line>
        <draw:line draw:style-name="gr4" draw:text-style-name="P1" draw:layer="layout" svg:x1="8.778cm" svg:y1="7.604cm" svg:x2="8.778cm" svg:y2="9.255cm">
          <text:p/>
        </draw:line>
        <draw:line draw:style-name="gr4" draw:text-style-name="P1" draw:layer="layout" svg:x1="9.763cm" svg:y1="9.255cm" svg:x2="9.763cm" svg:y2="7.604cm">
          <text:p/>
        </draw:line>
        <draw:custom-shape draw:style-name="gr5" draw:text-style-name="P1" draw:layer="layout" svg:width="2.032cm" svg:height="2.413cm" svg:x="13.065cm" svg:y="8.874cm">
          <text:p text:style-name="P1">Log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11.414cm" svg:y1="7.604cm" svg:x2="13.065cm" svg:y2="9.128cm">
          <text:p/>
        </draw:line>
        <draw:line draw:style-name="gr6" draw:text-style-name="P1" draw:layer="layout" svg:x1="16.748cm" svg:y1="5.445cm" svg:x2="16.748cm" svg:y2="5.953cm">
          <text:p/>
        </draw:line>
        <draw:line draw:style-name="gr6" draw:text-style-name="P1" draw:layer="layout" svg:x1="13.7cm" svg:y1="11.541cm" svg:x2="14.208cm" svg:y2="11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cil McGregor</meta:initial-creator>
    <meta:creation-date>2016-05-31T10:21:17.239541791</meta:creation-date>
    <dc:date>2016-05-31T10:55:04.363065644</dc:date>
    <dc:creator>Cecil McGregor</dc:creator>
    <meta:editing-duration>PT17M26S</meta:editing-duration>
    <meta:editing-cycles>2</meta:editing-cycles>
    <meta:generator>LibreOffice/4.3.7.2$Linux_X86_64 LibreOffice_project/430$Build-2</meta:generator>
    <meta:document-statistic meta:object-count="22"/>
  </office:meta>
</office:document-meta>
</file>